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6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4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Arial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font-name="Segoe UI Semibold" fo:font-size="32pt" fo:text-shadow="none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Gospel Reading</text:span></text:p>
            <text:p text:style-name="P1"><text:span text:style-name="T2">Matthew 22:1-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146cm" svg:height="8.106cm" svg:x="1.62cm" svg:y="0.784cm">
          <draw:text-box>
            <text:p text:style-name="P4"><text:span text:style-name="T3">1</text:span><text:span text:style-name="T4">Again Jesus spoke to them in parables, saying, </text:span><text:span text:style-name="T5">2</text:span><text:span text:style-name="T6">“The kingdom of heaven may be compared to a king who gave a wedding feast for his son, </text:span><text:span text:style-name="T5">3</text:span><text:span text:style-name="T6">and sent his servants to call those who were invited to the wedding feast, but they would not come.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4.384cm" svg:height="7.766cm" svg:x="1.778cm" svg:y="0.87cm">
          <draw:text-box>
            <text:p text:style-name="P4"><text:span text:style-name="T5">4</text:span><text:span text:style-name="T6">Again he sent other servants, saying, ‘Tell those who are invited, See, I have prepared my dinner, my oxen and my fat calves have been slaughtered, and everything is ready. Come to the wedding feast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4.384cm" svg:height="6.35cm" svg:x="1.778cm" svg:y="0.9cm">
          <draw:text-box>
            <text:p text:style-name="P4"><text:span text:style-name="T5">5</text:span><text:span text:style-name="T6">But they paid no attention and went off, one to his farm, another to his business, </text:span><text:span text:style-name="T5">6</text:span><text:span text:style-name="T6">while the rest seized his servants, treated them shamefully, and killed them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5.146cm" svg:height="6.791cm" svg:x="1.524cm" svg:y="0.829cm">
          <draw:text-box>
            <text:p text:style-name="P4"><text:span text:style-name="T5">7</text:span><text:span text:style-name="T6">The king was angry, and he sent his troops and destroyed those murderers and burned their city. </text:span><text:span text:style-name="T5">8</text:span><text:span text:style-name="T6">Then he said to his servants, ‘The wedding feast is ready, but those invited were not worth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7" draw:layer="layout" svg:width="25.146cm" svg:height="6.687cm" svg:x="1.524cm" svg:y="0.933cm">
          <draw:text-box>
            <text:p text:style-name="P4"><text:span text:style-name="T5">9</text:span><text:span text:style-name="T6">Go therefore to the main roads and invite to the wedding feast as many as you find.’ </text:span><text:span text:style-name="T5">10</text:span><text:span text:style-name="T6">And those servants went out into the roads and gathered all whom they found, both bad and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7" draw:layer="layout" svg:width="25.146cm" svg:height="4.909cm" svg:x="1.524cm" svg:y="0.933cm">
          <draw:text-box>
            <text:p text:style-name="P4"><text:span text:style-name="T6">So the wedding hall was filled with guests. </text:span><text:span text:style-name="T5">11</text:span><text:span text:style-name="T6">“But when the king came in to look at the guests, he saw there a man who had no wedding garm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9" draw:text-style-name="P8" draw:layer="layout" svg:width="24.892cm" svg:height="8.058cm" svg:x="1.524cm" svg:y="0.832cm">
          <draw:text-box>
            <text:p text:style-name="P4"><text:span text:style-name="T5">12</text:span><text:span text:style-name="T6">And he said to him, ‘Friend, how did you get in here without a wedding garment?’ And he was speechless. </text:span><text:span text:style-name="T5">13</text:span><text:span text:style-name="T6">Then the king said to the attendants, ‘Bind him hand and foot and cast him into the outer dark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0" draw:text-style-name="P8" draw:layer="layout" svg:width="24.474cm" svg:height="4.897cm" svg:x="1.688cm" svg:y="0.691cm">
          <draw:text-box>
            <text:p text:style-name="P4"><text:span text:style-name="T6">In that place there will be weeping and gnashing of teeth.’ </text:span><text:span text:style-name="T5">14</text:span><text:span text:style-name="T6">For many are called, but few are chose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20:47:32.843000000</meta:creation-date>
    <dc:title>Hymn template</dc:title>
    <meta:editing-duration>PT7M38S</meta:editing-duration>
    <meta:editing-cycles>7</meta:editing-cycles>
    <meta:generator>LibreOffice/5.4.1.2$Windows_X86_64 LibreOffice_project/ea7cb86e6eeb2bf3a5af73a8f7777ac570321527</meta:generator>
    <meta:initial-creator>Arthur Hoch</meta:initial-creator>
    <dc:date>2017-10-12T14:27:07.262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0-09T20:47:32.531000000"/>
  </office:meta>
</office:document-meta>
</file>